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THE THIRD HEAVEN (12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ND THE THIRD HEAVEN (12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vision of the apostle (12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vision of the apostle (12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he went (12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eard (12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PAUL AND THE THIRD HEAVEN (12:1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vision of the apostle (12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vexation of the apostle (12: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vexation of the apostle (12: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received (12:7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received it (12:7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AUL AND THE THIRD HEAVEN (12:1-1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vision of the apostle (12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vexation of the apostle (12: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victory of the apostle (12:8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victory of the apostle (12:8-10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Paul's request (12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refusal (12: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's realization (12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AUL AND THE THIRD HEAVEN (12:1-10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vision of the apostle (12:1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vexation of the apostle (12: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victory of the apostle (12:8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12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PAUL AND THE THIRD HEAVEN (1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PAUL AND THE THIRD TRIP (12:11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 AND THE THIRD TRIP (12:11-21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reminder (12:11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relationship (12:14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regret (12:20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12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AUL AND THE THIRD HEAVEN (12:1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PAUL AND THE THIRD TRIP (12:11-2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2 </dc:title>
    <meta:initial-creator>David STRICKLAND</meta:initial-creator>
    <dc:creator>David STRICKLAND</dc:creator>
    <meta:creation-date>2020-02-22T19:24:48Z</meta:creation-date>
    <dc:date>2020-02-22T19:24:49Z</dc:date>
    <meta:template xlink:href="BibleStudy" xlink:type="simple"/>
    <meta:editing-cycles>1</meta:editing-cycles>
    <meta:editing-duration>PT0S</meta:editing-duration>
    <meta:document-statistic meta:paragraph-count="35" meta:word-count="262"/>
  </office:meta>
</office:document-meta>
</file>